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Struktur Kontro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Struktur Kondisional</text:p>
          </draw:text-box>
        </draw:frame>
        <draw:frame presentation:style-name="pr5" draw:layer="layout" svg:width="24cm" svg:height="12.179cm" svg:x="1.4cm" svg:y="5cm" presentation:class="outline" presentation:user-transformed="true">
          <draw:text-box>
            <text:list text:style-name="L2">
              <text:list-item>
                <text:p>Dibutuhkan saat alur program memberikan pilihan, statement :</text:p>
                <text:list>
                  <text:list-item>
                    <text:p>If statement</text:p>
                  </text:list-item>
                  <text:list-item>
                    <text:p>Switch 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1" draw:layer="layout" svg:width="20cm" svg:height="2cm" svg:x="1.4cm" svg:y="1.6cm" presentation:class="title">
          <draw:text-box>
            <text:p>Struktur Iterasi</text:p>
          </draw:text-box>
        </draw:frame>
        <draw:frame presentation:style-name="pr5" draw:layer="layout" svg:width="23.4cm" svg:height="12.179cm" svg:x="1.4cm" svg:y="5cm" presentation:class="outline" presentation:user-transformed="true">
          <draw:text-box>
            <text:list text:style-name="L2">
              <text:list-header>
                <text:p>Dibutuhkan saat alur program membutuhkan pengulangan :</text:p>
                <text:list>
                  <text:list-item>
                    <text:p>While statement</text:p>
                  </text:list-item>
                  <text:list-item>
                    <text:p>Do statement</text:p>
                  </text:list-item>
                  <text:list-item>
                    <text:p>For statement</text:p>
                  </text:list-item>
                  <text:list-item>
                    <text:p>Foreach statemen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1" draw:layer="layout" svg:width="20cm" svg:height="2cm" svg:x="1.4cm" svg:y="1.6cm" presentation:class="title">
          <draw:text-box>
            <text:p>Tugas</text:p>
          </draw:text-box>
        </draw:frame>
        <draw:frame presentation:style-name="pr5" draw:layer="layout" svg:width="24.2cm" svg:height="12.179cm" svg:x="1.4cm" svg:y="5cm" presentation:class="outline" presentation:user-transformed="true">
          <draw:text-box>
            <text:list text:style-name="L2">
              <text:list-item>
                <text:p>Flow sederhana untuk penilaian angka 1 – 100 ke bentuk huruf A – 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0:52:19.063723247</meta:creation-date>
    <meta:editing-duration>PT11M9S</meta:editing-duration>
    <meta:editing-cycles>5</meta:editing-cycles>
    <meta:generator>LibreOffice/5.3.1.2$Linux_X86_64 LibreOffice_project/30m0$Build-2</meta:generator>
    <meta:initial-creator>P Tamami</meta:initial-creator>
    <dc:date>2018-03-08T15:48:54.312607202</dc:date>
    <dc:creator>P Tamami</dc:creator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